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80E00000990F568DB47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65%" fo:min-height="1.401cm" draw:shadow-opacity="65%"/>
    </style:style>
    <style:style style:name="gr3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solid" draw:fill-color="#0000ff" draw:opacity="100%" fo:min-height="1.401cm" draw:shadow-opacity="100%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style:text-position="super 58%" fo:font-size="30pt" fo:font-weight="bold" style:font-size-asian="30pt" style:font-weight-asian="bold" style:font-size-complex="3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607cm" svg:height="23.277cm" svg:x="3.191cm" svg:y="3.38cm">
            <draw:image xlink:href="Pictures/100000000000080E00000990F568DB47.jpg" xlink:type="simple" xlink:show="embed" xlink:actuate="onLoad">
              <text:p/>
            </draw:image>
          </draw:frame>
          <draw:frame draw:style-name="gr2" draw:text-style-name="P2" draw:layer="layout" svg:width="9.779cm" svg:height="1.651cm" svg:x="1.659cm" svg:y="3.423cm">
            <draw:text-box>
              <text:p text:style-name="P2"><text:span text:style-name="T1">2x2mm</text:span><text:span text:style-name="T2">2</text:span><text:span text:style-name="T1"> trigger</text:span></text:p>
            </draw:text-box>
          </draw:frame>
          <draw:line draw:style-name="gr3" draw:text-style-name="P1" draw:layer="layout" svg:x1="8.525cm" svg:y1="24.705cm" svg:x2="12.843cm" svg:y2="21.911cm">
            <text:p/>
          </draw:line>
          <draw:frame draw:style-name="gr4" draw:text-style-name="P2" draw:layer="layout" svg:width="4.699cm" svg:height="1.651cm" svg:x="12.705cm" svg:y="0.575cm">
            <draw:text-box>
              <text:p text:style-name="P2"><text:span text:style-name="T1">Beam</text:span></text:p>
            </draw:text-box>
          </draw:frame>
          <draw:custom-shape draw:style-name="gr5" draw:text-style-name="P1" draw:layer="layout" svg:width="1.043cm" svg:height="4.572cm" svg:x="14.475cm" svg:y="2.32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2" draw:text-style-name="P2" draw:layer="layout" svg:width="7.239cm" svg:height="3.794cm" svg:x="16.861cm" svg:y="5.144cm">
            <draw:text-box>
              <text:p text:style-name="P2"><text:span text:style-name="T1">Reference</text:span></text:p>
              <text:p text:style-name="P2"><text:span text:style-name="T1">MCP-PMT</text:span></text:p>
              <text:p text:style-name="P2"><text:span text:style-name="T1">Detector</text:span></text:p>
            </draw:text-box>
          </draw:frame>
          <draw:line draw:style-name="gr3" draw:text-style-name="P1" draw:layer="layout" svg:x1="20.336cm" svg:y1="8.957cm" svg:x2="16.399cm" svg:y2="13.275cm">
            <text:p/>
          </draw:line>
          <draw:frame draw:style-name="gr2" draw:text-style-name="P2" draw:layer="layout" svg:width="7.239cm" svg:height="3.794cm" svg:x="1.3cm" svg:y="22.954cm">
            <draw:text-box>
              <text:p text:style-name="P2">Downstream</text:p>
              <text:p text:style-name="P2">MCP-PMT Detector</text:p>
            </draw:text-box>
          </draw:frame>
          <draw:line draw:style-name="gr3" draw:text-style-name="P1" draw:layer="layout" svg:x1="6.799cm" svg:y1="5.209cm" svg:x2="14.8cm" svg:y2="7.749cm">
            <text:p/>
          </draw:line>
          <draw:frame draw:style-name="gr2" draw:text-style-name="P2" draw:layer="layout" svg:width="8.028cm" svg:height="2.655cm" svg:x="19.039cm" svg:y="23.901cm">
            <draw:text-box>
              <text:p text:style-name="P2">(1.7cm)<text:span text:style-name="T3">3 </text:span>LYSO Crystal Cube</text:p>
            </draw:text-box>
          </draw:frame>
          <draw:line draw:style-name="gr3" draw:text-style-name="P1" draw:layer="layout" svg:x1="19.066cm" svg:y1="25.213cm" svg:x2="15.764cm" svg:y2="21.657cm">
            <text:p/>
          </draw:line>
          <draw:frame draw:style-name="gr2" draw:text-style-name="P2" draw:layer="layout" svg:width="8.028cm" svg:height="2.962cm" svg:x="18.966cm" svg:y="13.795cm">
            <draw:text-box>
              <text:p text:style-name="P2">4.5 X<text:span text:style-name="T4">0</text:span> Lead Radiator</text:p>
            </draw:text-box>
          </draw:frame>
          <draw:line draw:style-name="gr3" draw:text-style-name="P1" draw:layer="layout" svg:x1="21.86cm" svg:y1="16.831cm" svg:x2="18.304cm" svg:y2="18.736cm">
            <text:p/>
          </draw:line>
          <draw:frame draw:style-name="gr2" draw:text-style-name="P2" draw:layer="layout" svg:width="7.239cm" svg:height="2.613cm" svg:x="1.513cm" svg:y="9.384cm">
            <draw:text-box>
              <text:p text:style-name="P2">Lead Shielding</text:p>
            </draw:text-box>
          </draw:frame>
          <draw:line draw:style-name="gr3" draw:text-style-name="P1" draw:layer="layout" svg:x1="6.239cm" svg:y1="12.005cm" svg:x2="11.573cm" svg:y2="17.84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1.422cm" fo:margin-left="0.991cm" fo:margin-right="0.99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7:27:09</meta:creation-date>
    <dc:date>2014-08-28T18:05:42</dc:date>
    <meta:editing-duration>PT38M33S</meta:editing-duration>
    <meta:editing-cycles>5</meta:editing-cycles>
    <meta:generator>OpenOffice.org/3.4.1$Unix OpenOffice.org_project/341m1$Build-9593</meta:generator>
    <meta:document-statistic meta:object-count="16"/>
  </office:meta>
</office:document-meta>
</file>